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Finder.findClassLo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ctoryFinder.find( String factoryId , String fallbackClass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">
            <text:p text:style-name="Table_20_Contents">7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FactoryFinder.which( Class clazz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figurationError.ConfigurationError( String msg , Exception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actoryFinder.newInstance( String className , ClassLoader classLo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actoryFinder.findJarServiceProvider( String factoryI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ConfigurationErro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Finder.FactoryF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ctoryFinder.debugPrintln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